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4pt" style:font-size-asian="14pt" style:font-size-complex="14pt"/>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list-style-name="L2"/>
    <style:style style:name="P14" style:family="paragraph" style:parent-style-name="Standard" style:list-style-name="L3"/>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siciones de Implementacion</text:p>
      <text:p text:style-name="P12"/>
      <text:p text:style-name="P9">Para la resolucion de este, se utilizara una estructura de archivos por bloques. Debido a que la problemática que presentan las distintas entidades del dominio son diferentes, se utilizaram distintos tipo de organizaciones y estructuras de datos de acuerdo a la entidad. </text:p>
      <text:p text:style-name="P5"/>
      <text:p text:style-name="P9">Aparte del ID de cada entidad, se introducira uno numerico (entero). De esta manera se lograra una mejor performance en busquedas, una implementacion mas sencilla de los algoritmos de las estructuras de archivos.</text:p>
      <text:p text:style-name="P9">Ademas solucionaria problemas de tamaño de almacenamiento dados por almacenar entidades enteras dentro de otra entidad que las referencia, como es el caso de votante que contienen elecciones indefinidas.</text:p>
      <text:p text:style-name="P9">Tanto el ID que agregamos nosotros, como el identificador de la clase (x ej en votante el DNI), no podra tener duplicados. Por eso al realizar cualquier alta o modificacion, se deberá comprobar esta propiedad de la unicidad.</text:p>
      <text:p text:style-name="P9"/>
      <text:p text:style-name="P9">Las bajas seran fisicas y se deberan borrar todas las refencias hacia la instancia que estemos eliminando.</text:p>
      <text:p text:style-name="P9"/>
      <text:p text:style-name="P9">Si se cambia el identificador (o parte de el) de una instancia particular de cualquier tipo de entidad, antes o despues de eso se deberan actualizar todas las referencias a la instancia con el nuevo identificador (Ver pros/contras de hacerlo antes o despues, por inconsistencia de datos).</text:p>
      <text:p text:style-name="P9"/>
      <text:p text:style-name="P9">Los bloques van a tener cantidad de registros y tamaño fijo no importa que tipo de entidad se guarde. Por ende, en los archivo de bloques con registros de tamaño fijo, todos los registros tendran un tamaño maximo sin importar la entidad que contengan. Como la cantidad de bytes q difieran entre las distintas entidades no es el mismo habra un cierto desperdicio de espacio minimo. Pero esto ayudara a tratar a entidades de similares caracteristicas de manera unificada y concentrar los esfuerzos en optimizar performance en acceso a disco, en todas las entidades al mismo tiempo.</text:p>
      <text:p text:style-name="P9"/>
      <text:p text:style-name="P9">Nueva definicion de las entidades: </text:p>
      <text:p text:style-name="P9"/>
      <text:p text:style-name="P9">Distrito (id, (distrito)i)</text:p>
      <text:p text:style-name="P9">Votante (id, (DNI)i, NombreyApellido, clave, domicilio, (idDistrito)ie, ((idEleccion)ie)*)</text:p>
      <text:p text:style-name="P9">Eleccion (id, (fecha, (idCargo)ie)i, ((idDistrito)ie)+)</text:p>
      <text:p text:style-name="P9">Lista (id<text:span text:style-name="T2">, ((idEleccion)ie, n</text:span>ombre)i)</text:p>
      <text:p text:style-name="P9">Conteo (id, ((idLista)ie, (idDistrito)ie, (idEleccion)ie)i, cantidad)</text:p>
      <text:p text:style-name="P9">Candidato (id, ((idLista)ie, (idVotante)ie, (idCargo)ie)i)</text:p>
      <text:p text:style-name="P9">Cargo (id, (cargo)i, (cargo)*)</text:p>
      <text:p text:style-name="P9">Administrador (id, (usuario)i, clave)</text:p>
      <text:p text:style-name="P9"><text:soft-page-break/></text:p>
      <text:p text:style-name="P9"><text:span text:style-name="T6">Entidades que usaran Archivos por Bloques con Registros de Tamaño Fijos: </text:span>Lista, <text:s/>Distrito, Conteo, Candidato y Administrador</text:p>
      <text:p text:style-name="P9"/>
      <text:p text:style-name="P9">Las busquedas de una instancia de una entidad determinada, que tambien se utilizara en las altas, bajas y modificacion se realizaran mediante Hash Extensible. Los Bloques que tienen registros de templates (ej. Distrito, Conteo, etc), pero los registros tendran un tamaño maximo indistinto al tipo de entidad. (Estimar un tamaño maximo).</text:p>
      <text:p text:style-name="P9"/>
      <text:p text:style-name="P1"/>
      <text:p text:style-name="P1">Entidades que usaran Archivos con Registros de Tamaño Variable:</text:p>
      <text:p text:style-name="P9">(Esta organización no usa bloques como contenedores, solo registros de tamaño variable, escritos uno a continuacion del otro)</text:p>
      <text:p text:style-name="P9">Cargo</text:p>
      <text:p text:style-name="P9"/>
      <text:p text:style-name="P9">Las busquedas, altas, bajas y modificacion estaran organizadas mediante un arbol B+ como indice??.</text:p>
      <text:p text:style-name="P9"/>
      <text:p text:style-name="P1">HAY DOS OPCIONES Q VEO PARA VOTANTE Y ELECCION, QUE PIENSAN?? Por ejemplo en Votante:</text:p>
      <text:p text:style-name="P9">1.- Podriamos Guardar todos los id's de las elecciones en cada Votante,o sea , en el archivo de votantes. Lo que haria que veamos a votante/eleccion como un Archivo de Registros de Tamaño Variable y utilizar un arbol B+ como indice para tenerlos ordenados por id o DNI, y de esa manera manejar busqueda, altas, bajas y modificacion.</text:p>
      <text:p text:style-name="P1"/>
      <text:p text:style-name="P9">Votante (id, (DNI)i, NombreyApellido, clave, domicilio, (idDistrito)ie, ((idEleccion)ie)*)</text:p>
      <text:p text:style-name="P9">Eleccion (id, (fecha, (idCargo)ie)i, ((idDistrito)ie)+)</text:p>
      <text:p text:style-name="P1"/>
      <text:p text:style-name="P9">2.- Podriamos Guardar una referencia a una posicion dentro de un Archivo de <text:s/>VotanteEleccion/EleccionDistrito que tenga registros variables de elecciones/distritos. De esta manera Votante y Eleccion pasarian a ser guardados en archivo en bloque con registros de tamaño fijo usando Hash Extensible y VotanteEleccion/EleccionRegistro utilizarian Archivo de Registros con tamaño variables, usando indices B+.</text:p>
      <text:p text:style-name="P1"/>
      <text:p text:style-name="P9">Votante (id, (DNI)i, NombreyApellido, clave, domicilio, (idDistrito)ie, ((idVotanteEleccion)ie))</text:p>
      <text:p text:style-name="P9">VotanteEleccion (id, ((idEleccion)ie)*)</text:p>
      <text:p text:style-name="P9"/>
      <text:p text:style-name="P9">Eleccion (id, (fecha, (idCargo)ie)i, ((idEleccionDistrito)ie)+)</text:p>
      <text:p text:style-name="P9">EleccionDistrito (id, ((idDistrito)ie)+)</text:p>
      <text:p text:style-name="P1"/>
      <text:p text:style-name="P1">POR FAVOR REVISEN LAS DOS OPCIONES, ES LO Q LE ENTENDI AL <text:soft-page-break/>AYUDANTE PERO EL USO DE ARBOLES B+ LO TENGO MEDIO EN EL AIRE. COMENTEN SI HAY UN CONCEPTO ERRONEO, TIENEN OTRA IDEA O SE ME ESCAPO ALGO.</text:p>
      <text:p text:style-name="Standard"/>
      <text:p text:style-name="Standard"/>
      <text:p text:style-name="P10">Que cantidad de registros de fija, deberian entrar en un bloque???</text:p>
      <text:p text:style-name="P10"/>
      <text:p text:style-name="P10"/>
      <text:p text:style-name="P10">Se puede usar un una librería de parser XML, que sea de terceros para las confguraciones?? NO USAR LIBRERIAS DE TERCEROS YA QUE DIJO QUE EN C++ PUEDEN LLEVAR MAS TIEMPO USARLAS Q HACER ALGO NOSOTROS.</text:p>
      <text:p text:style-name="Standard"/>
      <text:p text:style-name="Standard"/>
      <text:p text:style-name="P6">PREGUNTAR AL AYUDANTE SI EL PROGRAMA SE QUEDA EJECUTANDO EN UN LOOP INFINITO HASTA Q SE PRESIONA ESC O OTRA TECLA, O ES UN COMANDO POR ACCION???</text:p>
      <text:p text:style-name="Standard"/>
      <text:p text:style-name="Standard"/>
      <text:p text:style-name="P12">Aclaraciones del dominio:</text:p>
      <text:p text:style-name="P12"/>
      <text:list xml:id="list960251929" text:style-name="L2">
        <text:list-item>
          <text:p text:style-name="P13">Se vota una sola lista, en la eleccion se va a tener una referencia a un solo cargo, es el primer cargo q se elige.</text:p>
        </text:list-item>
        <text:list-item>
          <text:p text:style-name="P13">Si en una eleccion hay cargo1, cargo2, cargo3, solo se muestra en la elecccion el cargo de mayor jerarquia.</text:p>
        </text:list-item>
        <text:list-item>
          <text:p text:style-name="P13">En todos los districtos donde se lleva la eleccion. Es intendente q se vota en buenos aires. O sea el cargo va a ser ´Intendente de Buenos Aires´.</text:p>
        </text:list-item>
        <text:list-item>
          <text:p text:style-name="P13">El votante pertenece a un districto.</text:p>
        </text:list-item>
        <text:list-item>
          <text:p text:style-name="P13">La eleccion esta relacionada con un o mas districtos.</text:p>
        </text:list-item>
        <text:list-item>
          <text:p text:style-name="P13">Un votante puede participar de muchas elecciones y una eleccion tiene muchos votantes.</text:p>
        </text:list-item>
        <text:list-item>
          <text:p text:style-name="P13">La lista pertenece a una elecccion.</text:p>
        </text:list-item>
      </text:list>
      <text:p text:style-name="Standard"/>
      <text:p text:style-name="Standard"><text:span text:style-name="T8">Informes por eleccion: </text:span></text:p>
      <text:list xml:id="list1118878197" text:style-name="L3">
        <text:list-item>
          <text:p text:style-name="P14">Votos por cada lista en esa eleccion.</text:p>
        </text:list-item>
        <text:list-item>
          <text:p text:style-name="P14">Por distrito: en ese distrito, tuve tales elecciones y hubo tal ganador por eleccion.</text:p>
        </text:list-item>
        <text:list-item>
          <text:p text:style-name="P14">Por Lista: candidatos de la lista y resultados por lista </text:p>
        </text:list-item>
      </text:list>
      <text:p text:style-name="Standard"/>
      <text:p text:style-name="Standard">Modulo votante automatico</text:p>
      <text:p text:style-name="Standard">Modulo Administrador para carga inicial</text:p>
      <text:p text:style-name="Standard"/>
      <text:p text:style-name="Standard">La entrega son 5 semanas desde el 14 de Septiembre</text:p>
      <text:p text:style-name="Standard"/>
      <text:p text:style-name="P1">Arquitectura del Log de Acciones:</text:p>
      <text:p text:style-name="P1"/>
      <text:p text:style-name="P9">Ademas se va a logguear Acceso, Acceso Fallido, voto, voto ingresado, cambio de voto. Debido a que esta entidad debera loguear otras acciones, necesitaremos que de una clase VotanteLogueable que herede de Logueble y el Votante herede de VotanteLogueable</text:p>
      <text:p text:style-name="P9"><text:soft-page-break/></text:p>
      <text:p text:style-name="Standard"><text:span text:style-name="T4">Formato del archivo de log de acciones: </text:span>&lt;Fecha&gt;, &lt;Entidad&gt;,&lt;Accion&gt;,&lt;Descripcion&gt; (nueva linea)</text:p>
      <text:p text:style-name="Standard"/>
      <text:p text:style-name="P1">NOTA: O podemos usar Logger.Log(nombreClase, accion, descripcion)</text:p>
      <text:p text:style-name="P1"/>
      <text:p text:style-name="P9">public void ::Votante Alta(){</text:p>
      <text:p text:style-name="P9"><text:tab/>….</text:p>
      <text:p text:style-name="P9"><text:tab/>this.LogAlta();</text:p>
      <text:p text:style-name="P9">}</text:p>
      <text:p text:style-name="P9"/>
      <text:p text:style-name="P9">public void ::Votante LogAlta()</text:p>
      <text:p text:style-name="P9">{</text:p>
      <text:p text:style-name="P9"><text:tab/>Logger.Log(this.className, ¨Alta¨, ¨Se dio de alta ….¨</text:p>
      <text:p text:style-name="P9">}</text:p>
      <text:p text:style-name="P9"/>
      <text:p text:style-name="P9">Utilizando herencia y metodos virtuales, creo q podemos tratar a un Votante, Distritos, etc como un Logueable y al momento de hacer Logger::Alta(obj) si obj es de tipo Votante adentro de Log llame a obj.GetClass name de Votante y no al de la clase padre.</text:p>
      <text:p text:style-name="Standard"/>
      <text:p text:style-name="P1">Archivo de Configuracion:</text:p>
      <text:p text:style-name="Standard"/>
      <text:p text:style-name="Standard">&lt;Prefijo&gt;; &lt;Valor&gt;;</text:p>
      <text:p text:style-name="Standard"/>
      <text:p text:style-name="Standard">Prefijo es un valor q no va a cambiar, ej: ArchivoVotantes y valor es la ruta del archivo por ejemplo</text:p>
      <text:p text:style-name="Standard"/>
      <text:p text:style-name="Standard"/>
      <text:p text:style-name="P2">CONSULTAS A AYUDANTE:</text:p>
      <text:p text:style-name="P3"/>
      <text:list xml:id="list175730550" text:style-name="L1">
        <text:list-item>
          <text:p text:style-name="P7">El atributo clave en la entidad Votante que representa, es un entero o un string??</text:p>
        </text:list-item>
        <text:list-item>
          <text:p text:style-name="P7">Por lo q veo en el modelo una lista esta asociada con una y solo una eleccion en particular</text:p>
          <text:p text:style-name="P7"/>
        </text:list-item>
      </text:list>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cundo </meta:initial-creator>
    <meta:creation-date>2011-09-14T19:50:01</meta:creation-date>
    <dc:date>2011-09-27T01:39:12</dc:date>
    <dc:creator>Facundo </dc:creator>
    <meta:editing-duration>PT4H33M11S</meta:editing-duration>
    <meta:editing-cycles>92</meta:editing-cycles>
    <meta:generator>LibreOffice/3.3$Unix LibreOffice_project/330m19$Build-301</meta:generator>
    <meta:document-statistic meta:table-count="0" meta:image-count="0" meta:object-count="0" meta:page-count="4" meta:paragraph-count="71" meta:word-count="1096" meta:character-count="7029"/>
  </office:meta>
</office:document-meta>
</file>